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ilson Soft" svg:font-family="'Filson Sof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Source Sans Pro" svg:font-family="'Source Sans Pro', sans-serif"/>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16a753"/>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931c4"/>
    </style:style>
    <style:style style:name="T1" style:family="text">
      <style:text-properties fo:font-weight="bold"/>
    </style:style>
    <style:style style:name="T2" style:family="text">
      <style:text-properties style:text-underline-style="none"/>
    </style:style>
    <style:style style:name="T3" style:family="text">
      <style:text-properties fo:font-variant="normal" fo:text-transform="none" fo:color="#ff6f61" loext:opacity="100%" style:text-line-through-style="none" style:text-line-through-type="none" style:font-name="Open Sans" fo:font-size="10.5pt" fo:letter-spacing="normal" fo:font-style="normal" style:text-underline-style="solid" style:text-underline-width="auto" style:text-underline-color="font-color" fo:font-weight="normal" style:text-blinking="false"/>
    </style:style>
    <style:style style:name="T4" style:family="text">
      <style:text-properties fo:font-variant="normal" fo:text-transform="none" fo:color="#3f3735" loext:opacity="100%" style:text-line-through-style="none" style:text-line-through-type="none" style:font-name="Open Sans" fo:font-size="10.5pt" fo:letter-spacing="normal" fo:font-style="normal" style:text-underline-style="none" fo:font-weight="bold" style:text-blinking="false"/>
    </style:style>
    <style:style style:name="T5" style:family="text">
      <style:text-properties fo:font-variant="normal" fo:text-transform="none" fo:color="#3f3735" loext:opacity="100%" style:text-line-through-style="none" style:text-line-through-type="none" style:font-name="Open Sans" fo:font-size="10.5pt" fo:letter-spacing="normal" fo:font-style="normal" style:text-underline-style="none" fo:font-weight="normal" style:text-blinking="false"/>
    </style:style>
    <style:style style:name="T6" style:family="text">
      <style:text-properties fo:font-variant="normal" fo:text-transform="none" fo:color="#3f3735" loext:opacity="100%" style:text-line-through-style="none" style:text-line-through-type="none" style:font-name="Open Sans" fo:font-size="10.5pt" fo:letter-spacing="normal" fo:font-style="normal" style:text-underline-style="solid" style:text-underline-width="auto" style:text-underline-color="font-color" fo:font-weight="normal" style:text-blinking="false"/>
    </style:style>
    <style:style style:name="T7" style:family="text">
      <style:text-properties fo:color="#000000" loext:opacity="100%" style:text-underline-style="none"/>
    </style:style>
    <style:style style:name="T8" style:family="text">
      <style:text-properties fo:color="#000000" loext:opacity="100%" style:text-underline-style="none"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ulet rôti simple</text:p>
      <text:p text:style-name="Standard"/>
      <text:p text:style-name="Standard">Ingrédients : huile végétale, 1 poulet</text:p>
      <text:p text:style-name="Standard"/>
      <text:p text:style-name="Standard">Préchauffer le four à 190°. Prendre le poulet et le "masser" avec de l'huile, partout, même sous les ailes. Laisser la bride. <text:s/>Le poser dans un plat et le mettre au four pendant 1 h 30 (ou 2 h si c'est un bio). <text:s/>Important : ne pas le piquer avec une fourchette ou un couteau, ne pas le retourner, ne plus le toucher, une fois enfourné ! <text:s/>Il cuit dans sa peau, comme dans un film étirable sous-vide (ne pas percer la peau).</text:p>
      <text:p text:style-name="Standard"/>
      <text:p text:style-name="P1">Une entrecôte à damner un saint</text:p>
      <text:p text:style-name="Standard"><text:a xlink:type="simple" xlink:href="https://www.marmiton.org/shopping/sel-quelles-varietes-de-sel-choisir-pour-cuisiner-s3072478.html" text:style-name="Internet_20_link" text:visited-style-name="Visited_20_Internet_20_Link"><text:span text:style-name="T8">gros sel</text:span></text:a></text:p>
      <text:p text:style-name="Standard"><text:span text:style-name="T7"/></text:p>
      <text:p text:style-name="P4"><text:span text:style-name="T7">Ingrédients :</text:span></text:p>
      <text:p text:style-name="P4"><text:a xlink:type="simple" xlink:href="https://www.marmiton.org/shopping/comment-choisir-et-utiliser-le-persil-s4044255.html" text:style-name="Internet_20_link" text:visited-style-name="Visited_20_Internet_20_Link"><text:span text:style-name="T7">0.5 bouquet de persil frisé</text:span></text:a></text:p>
      <text:p text:style-name="Standard">1 entrecôte pour 2 (boucher)</text:p>
      <text:p text:style-name="Standard"/>
      <text:p text:style-name="Standard">Étaler une bonne pincée de gros sel de chaque côté de l'entrecôte et laisser reposer sur une assiette pendant une quinzaine de minutes. Pendant ce temps, laver et hacher le persil. En prendre la moitié et étaler sur la pièce de viande. Poêler 5 à 10 mn selon le goût. Parsemer du reste de persil et laisser tiédir 3 mn. Servir avec un taboulé (fait avec l'autre moitié du bouquet de persil).</text:p>
      <text:p text:style-name="Standard"/>
      <text:p text:style-name="Standard"/>
      <text:p text:style-name="Standard"/>
      <text:p text:style-name="P1">Pavés de saumon au four facile</text:p>
      <text:p text:style-name="Standard"/>
      <text:p text:style-name="P2">Ingrédients :</text:p>
      <text:p text:style-name="P2">sel</text:p>
      <text:p text:style-name="Standard">poivre</text:p>
      <text:p text:style-name="Standard">huile d'olive</text:p>
      <text:p text:style-name="Standard">5 oignons grelots avec le vert</text:p>
      <text:p text:style-name="Standard">2 pavés de saumon</text:p>
      <text:p text:style-name="Standard">1 citron jaune</text:p>
      <text:p text:style-name="Standard">1 verre de vin blanc</text:p>
      <text:p text:style-name="Standard">câpres (facultatif)</text:p>
      <text:p text:style-name="Standard"/>
      <text:p text:style-name="Standard">Mettre les pavés de saumon dans un plat allant au four. Couper un citron en 2 et le presser sur les pavés. Couper le demi-citron restant en rondelles et les déposer directement sur le saumon. Ciseler les petits oignons ainsi que le "vert" puis les mettre sur les pavés. Ecraser les câpres et les poser sur le saumon (facultatif). Verser le vin blanc et un filet d'huile d'olive sur les saumons, saler (très peu), poivrer et faire cuire à 180°, thermostat 6, pendant environ 25 min.</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ilson Soft" svg:font-family="'Filson Sof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Source Sans Pro" svg:font-family="'Source Sans Pr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9T14:41:18.027000000</meta:creation-date>
    <dc:date>2023-11-29T15:58:09.422000000</dc:date>
    <meta:editing-duration>PT1H14M7S</meta:editing-duration>
    <meta:editing-cycles>4</meta:editing-cycles>
    <meta:generator>LibreOffice/7.4.3.2$Windows_X86_64 LibreOffice_project/1048a8393ae2eeec98dff31b5c133c5f1d08b890</meta:generator>
    <meta:document-statistic meta:table-count="0" meta:image-count="0" meta:object-count="0" meta:page-count="1" meta:paragraph-count="20" meta:word-count="302" meta:character-count="1622" meta:non-whitespace-character-count="1337"/>
  </office:meta>
</office:document-meta>
</file>